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9ef0a"/>
    </style:style>
    <style:style style:name="P2" style:family="paragraph" style:parent-style-name="Standard">
      <style:text-properties officeooo:rsid="0009ef0a" officeooo:paragraph-rsid="0009ef0a"/>
    </style:style>
    <style:style style:name="P3" style:family="paragraph" style:parent-style-name="Standard">
      <style:text-properties officeooo:paragraph-rsid="0009ef0a"/>
    </style:style>
    <style:style style:name="P4" style:family="paragraph" style:parent-style-name="Header">
      <style:text-properties officeooo:rsid="0009ef0a" officeooo:paragraph-rsid="0009ef0a"/>
    </style:style>
    <style:style style:name="T1" style:family="text">
      <style:text-properties officeooo:rsid="0009ef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he director of the FBI has been visiting Silicon Valley companies asking them to build back doors so that it can spy on what is being said online. The Department of Commerce is going after piracy. At home, the American government wants anything but Internet Freedom” -Evgeny Morozov</text:p>
      <text:p text:style-name="P2"/>
      <text:p text:style-name="P3"><text:span text:style-name="T1">Piracy in itself is the embodiment of the movie and music industries failing to meet the needs of it's consumer on the technological level. As a result, people tend to reach out to something that meets their needs and demands in form of Internet Piracy. Failing to understand the root of the problem the world government's use this as a, “scape-goat”, to further a totalitarian rule on their people. Time and time again we see the world's government, especially the US government protect the interest of the powerful few and step on the individual rights of the many. A prime example of this would be the Patriot Act, H.R. 347, and in the case of counter measure against Internet piracy, SOPA ( Stop Online Piracy Act), PIPA (Protect IP Act), and CISPA (Cyber Intelligence Sharing and Protection Act). As Ron Wyden stated on the matter of SOPA and PIPA, “Protect IP (PIPA) and the Stop Piracy Act (SOPA) are a step toward a different kind of Internet. They are a step towards an Internet in which those with money and lawyers and access to power have a greater voice than those who don't”. <text:s/>What lead us toward this direction? What can we as an individual do against the overwhelming power of the large corporations or rather people, and the world's government. I shall be addressing the history of Internet piracy, <text:s/>addressing all the answers to the questions above, as well as the influence piracy has had on our civil liberties and free speech. </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9ef0a" officeooo:paragraph-rsid="0009ef0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aron Jones</text:p>
        <text:p text:style-name="MP1">5/15/14</text:p>
        <text:p text:style-name="MP1">Tech 393<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5T08:10:28.972325556</meta:creation-date>
    <dc:date>2014-05-15T08:34:17.119154541</dc:date>
    <meta:editing-duration>PT7M47S</meta:editing-duration>
    <meta:editing-cycles>1</meta:editing-cycles>
    <meta:document-statistic meta:table-count="0" meta:image-count="0" meta:object-count="0" meta:page-count="1" meta:paragraph-count="5" meta:word-count="306" meta:character-count="1759" meta:non-whitespace-character-count="1454"/>
    <meta:generator>LibreOffice/4.1.3.2$Linux_X86_64 LibreOffice_project/410m0$Build-2</meta:generator>
  </office:meta>
</office:document-meta>
</file>